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ro1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unity price</text:p>
          </table:table-cell>
          <table:table-cell table:style-name="ce1" office:value-type="string" calcext:value-type="string">
            <text:p>total price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pro mic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wcl-05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fplayer min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cb rwcl-05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cb-dfplayer-promic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ack audi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ielded audio cabl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ielded cat6 cabl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ox ip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HRINGER PK108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formula="of:=SUM([.E2:.E11])" office:value-type="float" office:value="135" calcext:value-type="float">
            <text:p>135</text:p>
          </table:table-cell>
          <table:table-cell table:number-columns-repeated="16379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8:20:14.626101780</meta:creation-date>
    <dc:date>2025-04-16T18:44:18.399409140</dc:date>
    <meta:editing-duration>PT24M4S</meta:editing-duration>
    <meta:editing-cycles>1</meta:editing-cycles>
    <meta:document-statistic meta:table-count="1" meta:cell-count="46" meta:object-count="0"/>
    <meta:generator>LibreOffice/7.4.7.2$Linux_X86_64 LibreOffice_project/40$Build-2</meta:generator>
  </office:meta>
</office:document-meta>
</file>